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0F7EAB3C2675AE20638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cm 1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18cm" svg:y="8.36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cm" svg:y="9cm">
          <draw:image xlink:href="Pictures/100000000000025800000258AD6E956EC5BE94BB.png" xlink:type="simple" xlink:show="embed" xlink:actuate="onLoad">
            <text:p/>
          </draw:image>
        </draw:frame>
        <draw:frame draw:style-name="gr3" draw:text-style-name="P3" draw:layer="layout" svg:width="4.9cm" svg:height="2.5cm" draw:transform="rotate (-1.5707963267949) translate (13.5cm 9cm)">
          <draw:image xlink:href="Pictures/10000201000001D6000000F7EAB3C2675AE2063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8:10:31.682855171</meta:creation-date>
    <dc:date>2019-02-19T18:58:41.813001581</dc:date>
    <meta:editing-duration>PT48M10S</meta:editing-duration>
    <meta:editing-cycles>2</meta:editing-cycles>
    <meta:generator>LibreOffice/5.1.6.2$Linux_X86_64 LibreOffice_project/10m0$Build-2</meta:generator>
    <meta:document-statistic meta:object-count="4"/>
  </office:meta>
</office:document-meta>
</file>